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 style:list-style-name="L1">
      <style:text-properties officeooo:rsid="0010164a" officeooo:paragraph-rsid="0010164a"/>
    </style:style>
    <style:style style:name="P4" style:family="paragraph" style:parent-style-name="Standard" style:list-style-name="L2">
      <style:text-properties officeooo:rsid="0010164a" officeooo:paragraph-rsid="0010164a"/>
    </style:style>
    <style:style style:name="P5" style:family="paragraph" style:parent-style-name="Standard">
      <style:text-properties officeooo:rsid="0010d52b" officeooo:paragraph-rsid="0010d52b"/>
    </style:style>
    <style:style style:name="P6" style:family="paragraph" style:parent-style-name="Standard">
      <style:text-properties officeooo:rsid="0011c8ba" officeooo:paragraph-rsid="0011c8ba"/>
    </style:style>
    <style:style style:name="P7" style:family="paragraph" style:parent-style-name="Standard">
      <style:text-properties officeooo:rsid="00138d17" officeooo:paragraph-rsid="00138d17"/>
    </style:style>
    <style:style style:name="P8" style:family="paragraph" style:parent-style-name="Standard">
      <style:text-properties officeooo:rsid="0014d322" officeooo:paragraph-rsid="0014d322"/>
    </style:style>
    <style:style style:name="P9" style:family="paragraph" style:parent-style-name="Standard">
      <style:text-properties officeooo:rsid="001aae61" officeooo:paragraph-rsid="001aae61"/>
    </style:style>
    <style:style style:name="P10" style:family="paragraph" style:parent-style-name="Standard">
      <style:text-properties officeooo:rsid="001b7c41" officeooo:paragraph-rsid="001b7c41"/>
    </style:style>
    <style:style style:name="P11" style:family="paragraph" style:parent-style-name="Standard">
      <style:text-properties officeooo:rsid="001bc2c9" officeooo:paragraph-rsid="001bc2c9"/>
    </style:style>
    <style:style style:name="P12" style:family="paragraph" style:parent-style-name="Standard">
      <style:text-properties officeooo:rsid="001d4978" officeooo:paragraph-rsid="001d4978"/>
    </style:style>
    <style:style style:name="P13" style:family="paragraph" style:parent-style-name="Standard">
      <style:text-properties officeooo:rsid="001d7f74" officeooo:paragraph-rsid="001d7f74"/>
    </style:style>
    <style:style style:name="P14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5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6" style:family="paragraph" style:parent-style-name="Standard">
      <style:text-properties officeooo:rsid="001f0421" officeooo:paragraph-rsid="001f0421"/>
    </style:style>
    <style:style style:name="P17" style:family="paragraph" style:parent-style-name="Preformatted_20_Text">
      <style:text-properties officeooo:rsid="0010164a" officeooo:paragraph-rsid="0010164a"/>
    </style:style>
    <style:style style:name="P18" style:family="paragraph" style:parent-style-name="Preformatted_20_Text">
      <style:text-properties officeooo:rsid="00138d17" officeooo:paragraph-rsid="00138d17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1767ab"/>
    </style:style>
    <style:style style:name="T1" style:family="text">
      <style:text-properties officeooo:rsid="0010d52b"/>
    </style:style>
    <style:style style:name="T2" style:family="text">
      <style:text-properties officeooo:rsid="00138d17"/>
    </style:style>
    <style:style style:name="T3" style:family="text">
      <style:text-properties officeooo:rsid="001954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">Objective: <text:s/>create a To Do List application in each of:</text:p>
      <text:list xml:id="list8466797737915554586" text:style-name="L1">
        <text:list-item>
          <text:p text:style-name="P3">Ruby/Sinatra</text:p>
        </text:list-item>
        <text:list-item>
          <text:p text:style-name="P3">Java/Java EE 7 on JBoss WildFly</text:p>
        </text:list-item>
        <text:list-item>
          <text:p text:style-name="P3">JavaScript/Node.js</text:p>
        </text:list-item>
        <text:list-item>
          <text:p text:style-name="P3">PHP/CakePHP</text:p>
        </text:list-item>
        <text:list-item>
          <text:p text:style-name="P3">Python/Django</text:p>
        </text:list-item>
      </text:list>
      <text:p text:style-name="P2"/>
      <text:p text:style-name="P2">See Mojo notes [?] on location of source examples to start with.</text:p>
      <text:p text:style-name="P2"/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5648881485990146415" text:style-name="L2">
        <text:list-item>
          <text:p text:style-name="P4">Pull the registry.access.redhat.com/rhel7.1 image to be used as a base</text:p>
        </text:list-item>
        <text:list-item>
          <text:p text:style-name="P4">Do all builds on the RHEL 7.1.3 Vagrant box – notes for how to do this on Mojo CL276 Project</text:p>
        </text:list-item>
      </text:list>
      <text:p text:style-name="P2"/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5">Create a RHEL 7.1 box</text:p>
      <text:p text:style-name="P5">subscribed to EMPLOYEE SKU (unlimited)</text:p>
      <text:p text:style-name="P5"/>
      <text:p text:style-name="P17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19"><text:span text:style-name="Source_20_Text">--enable="rhel-7-server-optional-rpms"</text:span></text:p>
      <text:p text:style-name="P5">yum -y install deltarpm</text:p>
      <text:p text:style-name="P5">yum -y update</text:p>
      <text:p text:style-name="P5"/>
      <text:p text:style-name="P5">yum -y install git vim-enhanced</text:p>
      <text:p text:style-name="P5"/>
      <text:p text:style-name="P5">yum -y install docker</text:p>
      <text:p text:style-name="P5"/>
      <text:p text:style-name="P8">Setup docker image storage as thin pool (LVM) </text:p>
      <text:p text:style-name="P7">Added a second disk to my VM of 20G /dev/sdb</text:p>
      <text:p text:style-name="P7">fdisk – created 20G partition</text:p>
      <text:p text:style-name="P7">pvcreate /dev/sdb1</text:p>
      <text:p text:style-name="P7">vgcreate docker-vg /dev/sdb1</text:p>
      <text:p text:style-name="P7">vi /etc/sysconfig/docker-storage-setup and added contents:</text:p>
      <text:p text:style-name="P7"><text:s text:c="2"/>VG=docker-vg</text:p>
      <text:p text:style-name="P7"><text:s text:c="3"/>SETUP_LVM_THIN_POOL=yes</text:p>
      <text:p text:style-name="P7"/>
      <text:p text:style-name="P7">executed script “docker-storage-setup”</text:p>
      <text:p text:style-name="P7"><text:soft-page-break/>creates a lv called docker-pool and docker-pool-metadata</text:p>
      <text:p text:style-name="P7">used lvextend to increase docker-pool to its full 20G (19.5ish)</text:p>
      <text:p text:style-name="P18"><text:span text:style-name="Source_20_Text"/></text:p>
      <text:p text:style-name="Preformatted_20_Text"><text:span text:style-name="Source_20_Text">rm -rf /var/lib/docker/*</text:span></text:p>
      <text:p text:style-name="P20"><text:span text:style-name="Source_20_Text">systemctl start docke</text:span><text:span text:style-name="Source_20_Text"><text:span text:style-name="T2">r </text:span></text:span></text:p>
      <text:p text:style-name="P20"><text:span text:style-name="T1">systemctl enable docker</text:span></text:p>
      <text:p text:style-name="P5"/>
      <text:p text:style-name="P6">docker pull rhel7.1 (should pull from customer portal – registry.access.redhat.com)</text:p>
      <text:p text:style-name="P6">this is the base image we will use <text:span text:style-name="T3">for all our application containers</text:span></text:p>
      <text:p text:style-name="P6"/>
      <text:p text:style-name="P9">created repository at <text:a xlink:type="simple" xlink:href="https://github.com/jimrigsbee/cl276" text:style-name="Internet_20_link" text:visited-style-name="Visited_20_Internet_20_Link">https://github.com/jimrigsbee/cl276</text:a></text:p>
      <text:p text:style-name="P9">contains Dockerfiles to create base images for languages/frameworks</text:p>
      <text:p text:style-name="P9">contains project directories for languages/frameworks</text:p>
      <text:p text:style-name="P9"/>
      <text:p text:style-name="P10">Got wildfly working cl276/wildfly</text:p>
      <text:p text:style-name="P12">docker tag [image id] cl276/wildfly:9.0.1 </text:p>
      <text:p text:style-name="P10"/>
      <text:p text:style-name="P10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0"/>
      <text:p text:style-name="P11"/>
      <text:p text:style-name="P13">Get ideas for other images (ruby, etc.) from:</text:p>
      <text:p text:style-name="P14"><text:a xlink:type="simple" xlink:href="https://github.com/openshift/sti-base/blob/master/Dockerfile.rhel7" text:style-name="Internet_20_link" text:visited-style-name="Visited_20_Internet_20_Link">https://github.com/openshift/sti-base/blob/master/Dockerfile.rhel7</text:a></text:p>
      <text:p text:style-name="P14"><text:a xlink:type="simple" xlink:href="https://github.com/openshift/sti-python/blob/master/2.7/Dockerfile.rhel7" text:style-name="Internet_20_link" text:visited-style-name="Visited_20_Internet_20_Link">https://github.com/openshift/sti-python/blob/master/2.7/Dockerfile.rhel7</text:a></text:p>
      <text:p text:style-name="P14"><text:a xlink:type="simple" xlink:href="https://github.com/openshift/sti-php/blob/master/5.5/Dockerfile.rhel7" text:style-name="Internet_20_link" text:visited-style-name="Visited_20_Internet_20_Link">https://github.com/openshift/sti-php/blob/master/5.5/Dockerfile.rhel7</text:a></text:p>
      <text:p text:style-name="P14"><text:a xlink:type="simple" xlink:href="https://github.com/openshift/sti-ruby/blob/master/2.0/Dockerfile.rhel7" text:style-name="Internet_20_link" text:visited-style-name="Visited_20_Internet_20_Link">https://github.com/openshift/sti-ruby/blob/master/2.0/Dockerfile.rhel7</text:a></text:p>
      <text:p text:style-name="P15"><text:a xlink:type="simple" xlink:href="https://github.com/openshift/sti-nodejs/blob/master/0.10/Dockerfile.rhel7" text:style-name="Internet_20_link" text:visited-style-name="Visited_20_Internet_20_Link">https://github.com/openshift/sti-nodejs/blob/master/0.10/Dockerfile.rhel7</text:a></text:p>
      <text:p text:style-name="P15"/>
      <text:p text:style-name="P15">Leave out the S2I stuff.</text:p>
      <text:p text:style-name="P15">Compare with Ruby: <text:s/><text:a xlink:type="simple" xlink:href="https://hub.docker.com/_/ruby/" text:style-name="Internet_20_link" text:visited-style-name="Visited_20_Internet_20_Link">https://hub.docker.com/_/ruby/</text:a></text:p>
      <text:p text:style-name="P15"/>
      <text:p text:style-name="P15"/>
      <text:p text:style-name="P16">MySQL 5.5: <text:a xlink:type="simple" xlink:href="https://github.com/openshift/mysql/blob/master/5.5/Dockerfile.rhel7" text:style-name="Internet_20_link" text:visited-style-name="Visited_20_Internet_20_Link">https://github.com/openshift/mysql/blob/master/5.5/Dockerfile.rhel7</text:a></text:p>
      <text:p text:style-name="P16"/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16T20:30:57.441827000</dc:date>
    <meta:editing-duration>PT4H8M36S</meta:editing-duration>
    <meta:editing-cycles>11</meta:editing-cycles>
    <meta:generator>LibreOffice/4.3.1.2$MacOSX_x86 LibreOffice_project/958349dc3b25111dbca392fbc281a05559ef6848</meta:generator>
    <meta:document-statistic meta:table-count="0" meta:image-count="0" meta:object-count="0" meta:page-count="2" meta:paragraph-count="55" meta:word-count="412" meta:character-count="3034" meta:non-whitespace-character-count="2668"/>
  </office:meta>
</office:document-meta>
</file>